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पणजेवाळपयच्या बाय इलॅक्शनाचो निकाल सोमारा पणजे पोन्ने जीएमसींत अजून एकाय पार्टीच्या फुडाऱ्याचो रॅलीखातीर रिटर्निंग आँफीसराकडेन अर्ज ना निकालाचेर धाकधूक</text:p>
      <text:p>मनीस हक्क आयोग ऑफिसरांक सोडटा ऑर्डरी हायकोर्टान काडली खरडपट्टी ब्रिक्स परिशदेवेळार पुलिसांचे जेवणाखाणाविशीं आयोगाचे ऑर्डरीक चीफ सेक्रेटरी डीजीपीन दिल्ली चॅलेंज.</text:p>
      <text:p>आनी</text:p>
      <text:p>चवथीचे सिझनांत पौरोहित्याक गोयांत भटमामांची शॉर्टेज शिरशीगोकर्णकुमठा वाठारांतल्यान गोंयांत पुरोहितांचो इम्पोर्ट भटमामांचे शॉर्टेजीचेर खासा रिपोर्ट.</text:p>
      <text:p>पणजेवाळपयच्या बाय इलॅक्शनाची मतमेजणी आनी निकाल सोमारा पणजे पोन्ने जीएमसींत. सकाळी आठाक ग्रावंड फ्लोरार पणजेची जाल्यार पयल्या मजल्यार वाळपयची मतमेजणी सुरु जातली. पणजेची तीन रावंडानी वाळपयची 4 रावंडांनी. वाळपय चाळीस पोस्टल मतदान पणजे ना. आयतारा सांजेमेरेन तरी एकाय पार्टीन व्हिक्ट्री रॅली काडपाक रिटर्निंग आँफीसराक अर्ज केल्लो ना. निकालाचेर दोनूयकडेन धाकधूक.</text:p>
      <text:p>मनीस हक्क आयोग खातीं आनी ऑफिसरांक ऑर्डरी सोडटा म्हूण हायकोर्टान खरडपट्टी काडल्या. हो आय़ोग फकत शिफारस करपाक शकता. आदेश दिवंक शकना हें हायकोर्टान निकालावेल्यान स्पश्ट केलां. 2016च्या ब्रिक्स परिशदेवेळार मनीस हक्क आयोगान पुलिसांक जेवणाच्या आनी फॅसिलिटींची चवकशी करची तांच्या ड्युटेचीं वरांथारोवचीम्हूण खात्याक ऑर्डर सोडिल्ली. ताका चीफ सेक्रेटरी आनी डीजीपीन हायकोर्टांत चॅलेंज दिली.</text:p>
      <text:p>घेवया एक ब्रेक</text:p>
      <text:p>गोंयांत चवथीच्या सिझनांत पौरोहित्याक भटमामांची शॉर्टेज. हालीचे तेंपार चवथीक तुळशिच्या लग्नांक हमखास भटमामाची शॉर्टेज. भटमामाचे शेडूलाप्रमाण गणपती पूजेक लावपाचो वा उत्तरपूजा करपाची. गोंयात सद्या पौरोहित्याक गोकर्ण शिरसीकुमठासावन मोठ्या प्रमाणांत भटजी येतात. तरणी पिळगि भटपणाक उमेद दाखयना म्हूण गोंयकार भट सांगतात भटमामांचे शॉर्टेजीचेर स्पेशल रिपोर्ट.</text:p>
      <text:p>मैफलींनी तोखणाय जाता ती गावपी आनी वाद्यांचेर हात चलोवपी वाजयतल्यांची मात ती वाद्यां तयार करपी आनी तांची देखरेख करतल्यांचें नांव सूध्दां कोणांक खबर आसना तबलोआनी पकवाज रिपॅर करपी वास्कोच्या अजीत परबाक आमी मेळळे ताची मेहनत तांचे समर्पण ताची कला ताचें स्वरज्ञान ताची कळाशी पड्ड्याफाटल्या ह्या तबलजीचेर सुंरेंद्र मडकयकाराचो खासा रिपोर्ट.</text:p>
      <text:p>घेवया एक ब्रेक</text:p>
      <text:p>वेलांकिणी खातीर खासा रेल्वे आयतारा वास्कोच्यान सूटली ह्या ट्रॅनीचेर चिकेटीचेर खासा सूट दिल्या फूडली ट्रन 3 सप्टेंबराक वतली वेलांकिणी सायबीणीचे 8 सप्टेंबराक फेस्त केंद्रीय रेल्वे खात्यान ही सोय केल्ल्यान गोंयकार सामके खोशी ही ट्रॅन गोंयात मडगांवा स्टॉप जावन फूडे मागीर कारवार कूमटाच्यान फूडे चल्ली.</text:p>
      <text:p>मडगांवचें इंटरस्टेट बस टर्मिनस हुमकळळां. 2011त ह्या म्हत्वाकांक्षी बस टर्मिनसाची बुन्याद घाल्ली. टर्मिनस उबो जालो मात सांगिल्लो तसो हायफाय जालोच ना. आतां तरी तो जाग्यार घालात म्हूण लोक मागता. हो बस टर्मिनस डॅव्हलप जावंक जाय पूण 2011त थारायिल्लो तसो जातलो म्हूण गॅरंटी दिवंक जायना म्हूण टीसीपी मंत्री फातोड्डेचो आमदार उलयता</text:p>
      <text:p>गोमंतक मराठी अकादमीचो नवो अध्यक्ष प्रदीप घाडी आमोणकार. प्रदीप घाडी आमोणकारा आड अध्यक्ष पदाचें रेसीत सुदेश आर्लेकार आशिल्लो. प्रदिपाक 30 मतां पडलीं जाल्यार सुदेश आर्लेकाराक 16 मतां.</text:p>
      <text:p>घेवया एक ब्रेक</text:p>
      <text:p>मडगांवां डॅव्हलपमेंटाच्या नांवांन शेतां अक्वायर करूं नाकात लोकांक शेता रोवंक दियात म्हूण साश्टीकार मागता. कितलेशेचकडेन सरकारान शेतां एक्वायर करून दवरल्यांत. अजून थंय डॅव्हलपमेंट ना. तीं शेतां रोयतल्यांक परत दियात म्हूण शेतकार मागतात. नव्या डिस्ट्रिक्ट हॉस्पिटलाक शेता गेल्यांत तांका हॉस्पिटल प्रींमायसीसांत खंय कामधंदो दिवचो.</text:p>
      <text:p>पेडण्यां बसस्टँड उभारला खरो मात बसवाले रस्त्यार बसी पार्क करपाची बेशिस्त सोडपाक तयार ना. पेडणेंसावन म्हापशां वा पत्रादेवी हरमल केरी वचपी बसी रस्त्याचेर अर्द अर्दवर पार्क करुन टायम काडटात. ट्रॅफिकाक नित्याची आडखळ. नवो बसस्टँड बेगीन जाग्यार घालून बसीं स्टँडारूच पार्क करपाची सक्ती करची म्हूण पेडणेंकार मागता.</text:p>
      <text:p>घेवया एक ब्रेक</text:p>
      <text:p>पर्तगाळ मठांत अंदू 5 दीसांचो गणपती. पर्तगाळ मठाच्या स्वामिन हे वर्सा मठांत रावन चार्तुमास पाळिल्ल्यान मठांत पांच दीस गणपती. स्वामींच्या हातान गणपतीच्यो आरती पळोवंकमठाचे अनुयायी मोठ्या प्रमाणांत मठांतले चवथीक येतात पर्तगाळ जिवोत्तम मठांतली चवथ.</text:p>
      <text:p>थर्माकॉल आनी प्लासटीक वापरुन बाझारांत सजावटीचें सामान घे म्हूण मेळटा. रंगारंगांची सजावट लायटींचेर दिसताय बरी मात गणपती घरा गेलो काय हेंच सजावटीचें सामान प्रदूषणाक कारण जावन उरता ह्या प्रॉब्लॅमाचेर उपाय म्हूण कळंगूटचे सर्वेश तूयेंकार आनी कुंकळ्येच्या अभिजीत कुंकळकारान इको फ्रॅन्डली सजावटीचो कन्सॅप्ट हाड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